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Text_20_body">
      <style:paragraph-properties fo:line-height="200%"/>
      <style:text-properties officeooo:rsid="001522d7" officeooo:paragraph-rsid="001522d7"/>
    </style:style>
    <style:style style:name="P3" style:family="paragraph" style:parent-style-name="Text_20_body" style:list-style-name="L1">
      <style:paragraph-properties fo:line-height="200%"/>
    </style:style>
    <style:style style:name="P4" style:family="paragraph" style:parent-style-name="Text_20_body" style:list-style-name="L2">
      <style:paragraph-properties fo:line-height="200%"/>
    </style:style>
    <style:style style:name="P5" style:family="paragraph" style:parent-style-name="Text_20_body" style:list-style-name="L3">
      <style:paragraph-properties fo:line-height="200%"/>
    </style:style>
    <text:list-style style:name="L1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54865243" text:style-name="L1">
        <text:list-item>
          <text:p text:style-name="P3"><text:span text:style-name="Strong_20_Emphasis">Justify development choices for your 3D scene</text:span>. </text:p>
        </text:list-item>
      </text:list>
      <text:p text:style-name="P2">As I was working my way through the development of the various shapes I was attempting to make the project as modular as possible. <text:s/>While rendering out the objects, passing the same data to the shader over and over made it so that, putting all of that code into a function that would just be called made the most sense. <text:s/>This way we could re-use the same block of code repeatedly while minimizing repeated blocks of code. <text:s/>Another choice that I made was to code out the vertices for each of the shapes manually within a function. <text:s/>This kept all of the logic for the shapes within the same file and allowed me to become more familiar with how the objects are drawn.</text:p>
      <text:list xml:id="list1927387254" text:style-name="L2">
        <text:list-item>
          <text:p text:style-name="P4"><text:span text:style-name="Strong_20_Emphasis">Explain how a user can navigate your 3D scene</text:span>. </text:p>
        </text:list-item>
      </text:list>
      <text:p text:style-name="P2">Navigating the scene is done by using the WASD keys for rudimentary movement and Q and E for adjusting the height of the camera. <text:s/>The mouse controls the direction that the camera is looking as well as the speed and zoom of the camera based on the scroll wheel. <text:s/>The only other inputs are to exit the program using a single stroke of the escape key.</text:p>
      <text:list xml:id="list1195504562" text:style-name="L3">
        <text:list-item>
          <text:p text:style-name="P5"><text:span text:style-name="Strong_20_Emphasis">Explain the custom functions in your program that you are using to make your code more modular and organized</text:span>. </text:p>
        </text:list-item>
      </text:list>
      <text:p text:style-name="P2">As I mentioned in a prior answer, I made a point to modularization some components of the program to allow it to be reused. <text:s/>The rendering data that gets passed to the shader to process the light hitting the objects was the same code with minor references to the mesh data of each object. <text:s/>With this in mind, I decided to create a function where it took in the mesh data specific to the object and passed that through the block sending data to the shader. <text:s/>This not only made the total number of lines within the file less, it also made it much easier to organize the render loop, with each object only needing about 5/6 lines of code depending on rotation. <text:s/>I also hard coded the vertices for each of the shapes while <text:soft-page-break/>making minor additions to allow for modularity of the shapes from the function call. <text:s/>This way I could create multiple mesh’s of differing sizes and shapes utilizing one function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5T20:39:58.323000000</meta:creation-date>
    <dc:date>2021-08-15T21:03:18.723000000</dc:date>
    <meta:editing-duration>PT29S</meta:editing-duration>
    <meta:editing-cycles>1</meta:editing-cycles>
    <meta:document-statistic meta:table-count="0" meta:image-count="0" meta:object-count="0" meta:page-count="2" meta:paragraph-count="6" meta:word-count="391" meta:character-count="2122" meta:non-whitespace-character-count="1726"/>
    <meta:generator>LibreOffice/7.1.3.2$Windows_X86_64 LibreOffice_project/47f78053abe362b9384784d31a6e56f8511eb1c1</meta:generator>
  </office:meta>
</office:document-meta>
</file>